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T1" style:family="text">
      <style:text-properties officeooo:rsid="001c4245"/>
    </style:style>
    <style:style style:name="T2" style:family="text">
      <style:text-properties officeooo:rsid="001de0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istintas operaciones con números complejos.</text:p>
      <text:p text:style-name="Standard"/>
      <text:p text:style-name="Standard">La salida del programa es la siguiente:</text:p>
      <text:p text:style-name="Standard"/>
      <text:p text:style-name="Standard"><text:tab/><text:tab/>x = <text:s/>4.000000000000000000 + <text:s/>2.000000000000000000 i </text:p>
      <text:p text:style-name="Standard"><text:tab/><text:tab/>y = <text:s/>3.000000000000000000 + <text:s/>1.000000000000000000 i </text:p>
      <text:p text:style-name="Standard"><text:tab/><text:tab/>z = <text:s/>0.000000000000000306 + <text:s/>5.000000000000000000 i </text:p>
      <text:p text:style-name="Standard"><text:tab/><text:tab/>arg(x) = <text:s/>0.463647609000806094</text:p>
      <text:p text:style-name="Standard"><text:tab/><text:tab/>|x| = <text:s/>4.472135954999579610</text:p>
      <text:p text:style-name="Standard"><text:tab/><text:tab/><text:span text:style-name="T1">log(|x|)</text:span> = <text:s/>1.497866136776995427</text:p>
      <text:p text:style-name="Standard"><text:tab/><text:tab/>x + y = <text:s/>7.000000000000000000 + <text:s/>3.000000000000000000 i </text:p>
      <text:p text:style-name="Standard"><text:tab/><text:tab/>x - y = <text:s/>1.000000000000000000 + <text:s/>1.000000000000000000 i </text:p>
      <text:p text:style-name="Standard"><text:tab/><text:tab/>x*y = <text:s/>10.000000000000000000 + <text:s/>10.000000000000000000 i </text:p>
      <text:p text:style-name="Standard"><text:tab/><text:tab/>x/y = <text:s/>1.400000000000000133 + <text:s/>0.199999999999999983 i </text:p>
      <text:p text:style-name="Standard"><text:tab/><text:tab/>*x = <text:s/>4.000000000000000000 + -2.000000000000000000 i </text:p>
      <text:p text:style-name="Standard"><text:tab/><text:tab/>1/x = <text:s/>0.199999999999999983 + -0.099999999999999992 i </text:p>
      <text:p text:style-name="Standard"><text:tab/><text:tab/>sqrt(x) = <text:s/>2.058171027271492370 + <text:s/>0.485868271756645653 i </text:p>
      <text:p text:style-name="Standard"><text:tab/><text:tab/>x^y = -54.470258021907426382 + <text:s/>14.070170026632332849 i </text:p>
      <text:p text:style-name="Standard"><text:tab/><text:tab/>exp(x) = -22.720847417619232544 + <text:s/>49.645957334580565146 i </text:p>
      <text:p text:style-name="Standard"><text:tab/><text:tab/>log(x) = <text:s/>1.497866136776995427 + <text:s/>0.463647609000806094 i </text:p>
      <text:p text:style-name="Standard"><text:tab/><text:tab/>sen(x) = -2.847239086848827760 + -2.370674169352001925 i </text:p>
      <text:p text:style-name="Standard"><text:tab/><text:tab/>arc<text:span text:style-name="T2">c</text:span>os(x) = <text:s/>0.473874777964753802 + -2.183585216564563947 i </text:p>
      <text:p text:style-name="Standard"><text:tab/><text:tab/>tanh(x) = <text:s/>1.000438513202052349 + -0.000507980623470039 i </text:p>
      <text:p text:style-name="Standard"><text:tab/><text:tab/>arcsech(x) = <text:s/>0.101863915980124259 + -1.370492755695596365 i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7T14:01:16.201661057</dc:date>
    <meta:editing-duration>PT5M16S</meta:editing-duration>
    <meta:editing-cycles>4</meta:editing-cycles>
    <meta:generator>LibreOffice/7.2.7.2$Linux_X86_64 LibreOffice_project/20$Build-2</meta:generator>
    <meta:document-statistic meta:table-count="0" meta:image-count="0" meta:object-count="0" meta:page-count="1" meta:paragraph-count="22" meta:word-count="127" meta:character-count="1163" meta:non-whitespace-character-count="973"/>
  </office:meta>
</office:document-meta>
</file>